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8">
      <style:paragraph-properties fo:margin-top="0in" fo:margin-bottom="0in"/>
    </style:style>
    <style:style style:name="P16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CSCI 1301 Book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general-concepts"/>General Concepts<text:bookmark-end text:name="general-concepts"/></text:h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1" text:outline-level="1"><text:bookmark-start text:name="first-program"/>First Program<text:bookmark-end text:name="first-program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p text:style-name="P8">using System;</text:p>
      <text:p text:style-name="P9"/>
      <text:p text:style-name="P10">class Program {</text:p>
      <text:p text:style-name="P11"><text:s text:c="4"/>static void Main() {</text:p>
      <text:p text:style-name="P12"><text:s text:c="8"/>Console.WriteLine("Hello, world!");</text:p>
      <text:p text:style-name="P13"><text:s text:c="4"/>}</text:p>
      <text:p text:style-name="P14">}</text:p>
      <text:list text:style-name="L8">
        <text:list-item>
          <text:p text:style-name="P15">Comments (in line and block)</text:p>
        </text:list-item>
        <text:list-item>
          <text:p text:style-name="P15"><text:span text:style-name="KeywordTok">using</text:span> statements and namespace / API concepts</text:p>
        </text:list-item>
        <text:list-item>
          <text:p text:style-name="P15">blank lines and spacing</text:p>
        </text:list-item>
        <text:list-item>
          <text:p text:style-name="P15">indentation</text:p>
        </text:list-item>
        <text:list-item>
          <text:p text:style-name="P15">intro to classes and methods’ structures (body / header)</text:p>
        </text:list-item>
        <text:list-item>
          <text:p text:style-name="P15">status of <text:span text:style-name="NormalTok">main</text:span> method</text:p>
        </text:list-item>
        <text:list-item>
          <text:p text:style-name="P15">intro to Console’s <text:span text:style-name="NormalTok">Write</text:span> and <text:span text:style-name="NormalTok">WriteLine</text:span></text:p>
        </text:list-item>
        <text:list-item>
          <text:p text:style-name="P15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16">The difference between a “rule” (e.g. case-sensitivity) and a “convention” (commenting your code).</text:p>
        </text:list-item>
        <text:list-item>
          <text:p text:style-name="P16">Reserved words</text:p>
        </text:list-item>
        <text:list-item>
          <text:p text:style-name="P16">Identifiers and naming conventions</text:p>
        </text:list-item>
        <text:list-item>
          <text:p text:style-name="P16">That the distinction can vary with the programming language</text:p>
        </text:list-item>
        <text:list-item>
          <text:p text:style-name="P16">Importance and role of <text:span text:style-name="OperatorTok">{</text:span> and <text:span text:style-name="OperatorTok">}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SCI 1301 Book</dc:title>
    <dc:description/>
    <dc:subject/>
    <meta:keyword/>
    <dc:language>en</dc:language>
    <meta:initial-creator/>
    <dc:creator/>
    <meta:creation-date>2021-05-17T17:57:59Z</meta:creation-date>
    <dc:date>2021-05-17T17:57:59Z</dc:date>
    <meta:user-defined meta:name="default-code-class" meta:value-type="string">csharp</meta:user-defined>
  </office:meta>
</office:document-meta>
</file>